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FEEEE2EF.png"/>
  <manifest:file-entry manifest:media-type="image/png" manifest:full-path="Pictures/100000000000040000000300D3C3EB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list-style-name="L7">
      <style:graphic-properties draw:stroke="none" draw:fill="none" draw:fill-color="#3984c9" draw:textarea-horizontal-align="justify" draw:textarea-vertical-align="top" draw:auto-grow-height="true" fo:min-height="4.117cm" fo:padding-top="0.13cm" fo:padding-bottom="0.13cm" fo:padding-left="0.25cm" fo:padding-right="0.25cm" fo:wrap-option="wrap" draw:shadow="hidden" draw:shadow-color="#b2b2b2"/>
    </style:style>
    <style:style style:name="gr2" style:family="graphic">
      <style:graphic-properties draw:stroke="none" draw:fill="solid" draw:fill-color="#cc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b2b2b2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>
      <style:graphic-properties style:protect="size"/>
    </style:style>
    <style:style style:name="gr6" style:family="graphic">
      <style:graphic-properties draw:stroke="none" draw:fill="none" draw:fill-color="#3984c9" draw:textarea-horizontal-align="left" draw:textarea-vertical-align="top" draw:auto-grow-height="true" fo:padding-top="0.13cm" fo:padding-bottom="0.13cm" fo:padding-left="0.25cm" fo:padding-right="0.25cm" fo:wrap-option="no-wrap" draw:shadow="hidden" draw:shadow-color="#b2b2b2"/>
    </style:style>
    <style:style style:name="gr7" style:family="graphic">
      <style:graphic-properties draw:stroke="solid" svg:stroke-width="0.035cm" svg:stroke-color="#ffffff" draw:stroke-linejoin="miter" draw:fill="gradient" draw:fill-color="#77ae26" draw:fill-gradient-name="Gradient_20_7" draw:textarea-horizontal-align="left" draw:textarea-vertical-align="middle" draw:auto-grow-height="true" fo:padding-top="0.13cm" fo:padding-bottom="0.13cm" fo:padding-left="0.25cm" fo:padding-right="0.25cm" fo:wrap-option="wrap" draw:shadow="hidden" draw:shadow-offset-x="0.212cm" draw:shadow-offset-y="0.176cm" draw:shadow-color="#333333" draw:shadow-opacity="50%"/>
    </style:style>
    <style:style style:name="gr8" style:family="graphic">
      <style:graphic-properties draw:stroke="solid" svg:stroke-width="0.071cm" svg:stroke-color="#ffffff" draw:stroke-linejoin="miter" draw:fill="solid" draw:fill-color="#77ae26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141cm" draw:shadow-offset-y="0.106cm" draw:shadow-color="#333333" draw:shadow-opacity="50%"/>
    </style:style>
    <style:style style:name="gr9" style:family="graphic">
      <style:graphic-properties draw:stroke="none" draw:fill="none" draw:fill-color="#3984c9" draw:textarea-horizontal-align="justify" draw:textarea-vertical-align="top" draw:auto-grow-height="true" fo:min-height="0.763cm" fo:padding-top="0.13cm" fo:padding-bottom="0.13cm" fo:padding-left="0.25cm" fo:padding-right="0.25cm" fo:wrap-option="wrap" draw:shadow="hidden" draw:shadow-color="#b2b2b2"/>
    </style:style>
    <style:style style:name="gr10" style:family="graphic" style:list-style-name="L8">
      <style:graphic-properties draw:stroke="none" draw:fill="none" draw:fill-color="#3984c9" draw:textarea-horizontal-align="justify" draw:textarea-vertical-align="top" draw:auto-grow-height="true" fo:min-height="1.017cm" fo:min-width="1.052cm" fo:padding-top="0.13cm" fo:padding-bottom="0.13cm" fo:padding-left="0.25cm" fo:padding-right="0.25cm" fo:wrap-option="no-wrap" draw:shadow="hidden" draw:shadow-offset-x="-0.247cm" draw:shadow-color="#b2b2b2"/>
    </style:style>
    <style:style style:name="gr11" style:family="graphic">
      <style:graphic-properties draw:stroke="solid" svg:stroke-width="0.035cm" svg:stroke-color="#ffffff" draw:stroke-linejoin="miter" draw:fill="gradient" draw:fill-color="#3984c9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12cm" draw:shadow-offset-y="0.176cm" draw:shadow-color="#333333" draw:shadow-opacity="50%"/>
    </style:style>
    <style:style style:name="gr12" style:family="graphic">
      <style:graphic-properties draw:stroke="solid" svg:stroke-width="0.071cm" svg:stroke-color="#ffffff" draw:stroke-linejoin="miter" draw:fill="solid" draw:fill-color="#3984c9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141cm" draw:shadow-offset-y="0.106cm" draw:shadow-color="#333333" draw:shadow-opacity="50%"/>
    </style:style>
    <style:style style:name="gr13" style:family="graphic" style:list-style-name="L7">
      <style:graphic-properties draw:stroke="none" draw:fill="none" draw:fill-color="#3984c9" draw:textarea-horizontal-align="justify" draw:textarea-vertical-align="top" draw:auto-grow-height="true" fo:min-height="1.493cm" fo:padding-top="0.13cm" fo:padding-bottom="0.13cm" fo:padding-left="0.25cm" fo:padding-right="0.25cm" fo:wrap-option="wrap" draw:shadow="hidden" draw:shadow-color="#b2b2b2"/>
    </style:style>
    <style:style style:name="gr14" style:family="graphic" style:list-style-name="L8">
      <style:graphic-properties draw:stroke="none" draw:fill="none" draw:fill-color="#3984c9" draw:textarea-horizontal-align="justify" draw:textarea-vertical-align="top" draw:auto-grow-height="true" fo:min-height="1.928cm" fo:min-width="3.445cm" fo:padding-top="0.13cm" fo:padding-bottom="0.13cm" fo:padding-left="0.25cm" fo:padding-right="0.25cm" fo:wrap-option="no-wrap" draw:shadow="hidden" draw:shadow-offset-x="-0.247cm" draw:shadow-color="#b2b2b2"/>
    </style:style>
    <style:style style:name="gr15" style:family="graphic">
      <style:graphic-properties draw:stroke="solid" svg:stroke-width="0.035cm" svg:stroke-color="#ffffff" draw:stroke-linejoin="miter" draw:fill="gradient" draw:fill-color="#6e815b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12cm" draw:shadow-offset-y="0.176cm" draw:shadow-color="#333333" draw:shadow-opacity="50%"/>
    </style:style>
    <style:style style:name="gr16" style:family="graphic">
      <style:graphic-properties draw:stroke="solid" svg:stroke-width="0.071cm" svg:stroke-color="#ffffff" draw:stroke-linejoin="miter" draw:fill="solid" draw:fill-color="#6e815b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141cm" draw:shadow-offset-y="0.106cm" draw:shadow-color="#333333" draw:shadow-opacity="50%"/>
    </style:style>
    <style:style style:name="gr17" style:family="graphic" style:list-style-name="L7">
      <style:graphic-properties draw:stroke="none" draw:fill="none" draw:fill-color="#3984c9" draw:textarea-horizontal-align="justify" draw:textarea-vertical-align="top" draw:auto-grow-height="true" fo:min-height="1.104cm" fo:padding-top="0.13cm" fo:padding-bottom="0.13cm" fo:padding-left="0.25cm" fo:padding-right="0.25cm" fo:wrap-option="wrap" draw:shadow="hidden" draw:shadow-color="#b2b2b2"/>
    </style:style>
    <style:style style:name="gr18" style:family="graphic" style:list-style-name="L8">
      <style:graphic-properties draw:stroke="none" draw:fill="none" draw:fill-color="#3984c9" draw:textarea-horizontal-align="justify" draw:textarea-vertical-align="top" draw:auto-grow-height="true" fo:min-height="1.443cm" fo:min-width="1.954cm" fo:padding-top="0.13cm" fo:padding-bottom="0.13cm" fo:padding-left="0.25cm" fo:padding-right="0.25cm" fo:wrap-option="no-wrap" draw:shadow="hidden" draw:shadow-offset-x="-0.247cm" draw:shadow-color="#b2b2b2"/>
    </style:style>
    <style:style style:name="gr19" style:family="graphic">
      <style:graphic-properties draw:stroke="solid" svg:stroke-width="0.035cm" svg:stroke-color="#ffffff" draw:stroke-linejoin="miter" draw:fill="gradient" draw:fill-color="#90a8b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12cm" draw:shadow-offset-y="0.176cm" draw:shadow-color="#333333" draw:shadow-opacity="50%"/>
    </style:style>
    <style:style style:name="gr20" style:family="graphic">
      <style:graphic-properties draw:stroke="solid" svg:stroke-width="0.071cm" svg:stroke-color="#ffffff" draw:stroke-linejoin="miter" draw:fill="solid" draw:fill-color="#90a8b0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141cm" draw:shadow-offset-y="0.106cm" draw:shadow-color="#333333" draw:shadow-opacity="50%"/>
    </style:style>
    <style:style style:name="gr21" style:family="graphic" style:list-style-name="L7">
      <style:graphic-properties draw:stroke="none" draw:fill="none" draw:fill-color="#3984c9" draw:textarea-horizontal-align="justify" draw:textarea-vertical-align="top" draw:auto-grow-height="true" fo:min-height="1.104cm" fo:padding-top="0.13cm" fo:padding-bottom="0.13cm" fo:padding-left="0.25cm" fo:padding-right="0.25cm" fo:wrap-option="wrap" draw:shadow="hidden" draw:shadow-color="#b2b2b2"/>
    </style:style>
    <style:style style:name="gr22" style:family="graphic" style:list-style-name="L8">
      <style:graphic-properties draw:stroke="none" draw:fill="none" draw:fill-color="#3984c9" draw:textarea-horizontal-align="justify" draw:textarea-vertical-align="top" draw:auto-grow-height="true" fo:min-height="1.443cm" fo:min-width="1.955cm" fo:padding-top="0.13cm" fo:padding-bottom="0.13cm" fo:padding-left="0.25cm" fo:padding-right="0.25cm" fo:wrap-option="no-wrap" draw:shadow="hidden" draw:shadow-offset-x="-0.247cm" draw:shadow-color="#b2b2b2"/>
    </style:style>
    <style:style style:name="gr23" style:family="graphic" style:parent-style-name="standard">
      <style:graphic-properties draw:stroke="none" draw:fill-color="#808080" draw:textarea-horizontal-align="justify" draw:textarea-vertical-align="middle" draw:auto-grow-height="false"/>
    </style:style>
    <style:style style:name="gr24" style:family="graphic" style:parent-style-name="standard">
      <style:graphic-properties svg:stroke-width="0.102cm" draw:marker-start-width="0.457cm" draw:marker-end="Small_20_Arrow" draw:marker-end-width="0.457cm" draw:textarea-horizontal-align="center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draw:fill-color="#666666" draw:textarea-horizontal-align="justify" draw:textarea-vertical-align="middle" draw:auto-grow-height="false"/>
    </style:style>
    <style:style style:name="gr27" style:family="graphic" style:parent-style-name="standard">
      <style:graphic-properties draw:stroke="dash" draw:stroke-dash="Ultrafine_20_Dashed" svg:stroke-width="0.203cm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gr28" style:family="graphic" style:parent-style-name="standard">
      <style:graphic-properties draw:stroke="none" draw:fill-color="#4c4c4c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-color="#b3b3b3" draw:textarea-horizontal-align="justify" draw:textarea-vertical-align="middle" draw:auto-grow-height="false"/>
    </style:style>
    <style:style style:name="gr3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draw:fill="gradient" draw:fill-color="#99ccff" draw:fill-gradient-name="LittleGray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00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1-title" style:list-style-name="L9">
      <style:graphic-properties draw:stroke="none" draw:fill="none" draw:fill-color="#3984c9" draw:textarea-horizontal-align="justify" draw:textarea-vertical-align="middle" draw:auto-grow-height="true" draw:auto-grow-width="false" fo:min-height="6.725cm" fo:min-width="0cm" fo:padding-top="0.13cm" fo:padding-bottom="0.13cm" fo:padding-left="0.25cm" fo:padding-right="0.25cm" fo:wrap-option="wrap" draw:shadow="hidden" draw:shadow-color="#b2b2b2"/>
    </style:style>
    <style:style style:name="pr2" style:family="presentation" style:parent-style-name="Title1-subtitle">
      <style:graphic-properties draw:stroke="none" draw:fill="none" draw:fill-color="#3984c9" draw:textarea-horizontal-align="justify" draw:textarea-vertical-align="top" draw:auto-grow-height="true" draw:auto-grow-width="false" fo:min-height="1.223cm" fo:min-width="0cm" fo:padding-top="0.13cm" fo:padding-bottom="0.13cm" fo:padding-left="0.25cm" fo:padding-right="0.25cm" fo:wrap-option="wrap" draw:shadow="hidden" draw:shadow-color="#b2b2b2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3984c9" draw:textarea-horizontal-align="justify" draw:textarea-vertical-align="middle" draw:auto-grow-height="true" draw:auto-grow-width="false" fo:min-height="1.306cm" fo:min-width="0cm" fo:padding-top="0.13cm" fo:padding-bottom="0.13cm" fo:padding-left="0.25cm" fo:padding-right="0.25cm" fo:wrap-option="wrap" draw:shadow="hidden" draw:shadow-color="#b2b2b2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title">
      <style:graphic-properties draw:stroke="none" draw:fill="none" draw:fill-color="#3984c9" draw:textarea-horizontal-align="justify" draw:textarea-vertical-align="middle" draw:auto-grow-height="true" draw:auto-grow-width="false" fo:min-height="1.616cm" fo:min-width="0cm" fo:padding-top="0.13cm" fo:padding-bottom="0.13cm" fo:padding-left="0.25cm" fo:padding-right="0.25cm" fo:wrap-option="wrap" draw:shadow="hidden" draw:shadow-color="#b2b2b2"/>
    </style:style>
    <style:style style:name="pr7" style:family="presentation" style:parent-style-name="Default-title">
      <style:graphic-properties fo:min-height="1.365cm"/>
    </style:style>
    <style:style style:name="pr8" style:family="presentation" style:parent-style-name="Default-outline1">
      <style:graphic-properties fo:min-height="12.323cm"/>
    </style:style>
    <style:style style:name="pr9" style:family="presentation" style:parent-style-name="Default-notes">
      <style:graphic-properties draw:fill-color="#ffffff" fo:min-height="11.179cm"/>
    </style:style>
    <style:style style:name="pr10" style:family="presentation" style:parent-style-name="Default-title">
      <style:graphic-properties draw:auto-grow-height="true" fo:min-height="1.616cm"/>
    </style:style>
    <style:style style:name="pr11" style:family="presentation" style:parent-style-name="Default-outline1" style:list-style-name="L6">
      <style:graphic-properties fo:min-height="12.323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 style:writing-mode="lr-tb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123cm" fo:margin-bottom="0cm" fo:text-indent="0cm"/>
    </style:style>
    <style:style style:name="P4" style:family="paragraph">
      <style:paragraph-properties style:writing-mode="lr-tb"/>
      <style:text-properties fo:font-size="22pt" style:font-size-asian="22pt" style:font-size-complex="2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 style:writing-mode="lr-tb"/>
      <style:text-properties fo:font-family="Verdana" style:font-family-generic="swiss" style:font-pitch="variable"/>
    </style:style>
    <style:style style:name="P7" style:family="paragraph">
      <style:paragraph-properties style:writing-mode="lr-tb"/>
    </style:style>
    <style:style style:name="P8" style:family="paragraph">
      <style:text-properties fo:color="#000000" fo:font-family="Verdana" style:font-family-generic="swiss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9" style:family="paragraph">
      <style:paragraph-properties fo:margin-left="0cm" fo:margin-right="0cm" fo:text-align="center" fo:text-indent="0cm" style:punctuation-wrap="simple" style:line-break="normal"/>
    </style:style>
    <style:style style:name="P10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P11" style:family="paragraph">
      <style:paragraph-properties fo:margin-left="0cm" fo:margin-right="0cm" fo:text-align="center" fo:text-indent="0cm" style:punctuation-wrap="simple" style:line-break="normal" style:writing-mode="lr-tb"/>
      <style:text-properties fo:font-family="Verdana" style:font-family-generic="swiss" style:font-pitch="variable"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000000" fo:font-family="Verdan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color="#ffffff" fo:font-family="Verdana" style:font-family-generic="swiss" style:font-pitch="variable"/>
    </style:style>
    <style:style style:name="P15" style:family="paragraph">
      <style:paragraph-properties fo:text-align="center"/>
      <style:text-properties fo:color="#ffffff"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6" style:family="paragraph">
      <style:text-properties fo:color="#000000" fo:font-family="Verdana" style:font-family-generic="swiss" style:font-pitch="variable" fo:font-weight="bold" style:font-weight-asian="bold" style:font-weight-complex="bold"/>
    </style:style>
    <style:style style:name="P17" style:family="paragraph">
      <style:paragraph-properties fo:text-align="center"/>
      <style:text-properties fo:color="#ffffff" fo:font-family="Verdan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18" style:family="paragraph">
      <style:text-properties fo:font-family="Verdana" style:font-family-generic="swiss" style:font-pitch="variable" fo:font-weight="bold" style:font-weight-asian="bold" style:font-weight-complex="bold"/>
    </style:style>
    <style:style style:name="P19" style:family="paragraph">
      <style:paragraph-properties fo:text-align="center"/>
      <style:text-properties fo:color="#ffffff" fo:font-family="Verdana" style:font-family-generic="swiss" style:font-pitch="variable" fo:font-weight="bold" style:font-weight-asian="bold" style:font-weight-complex="bold"/>
    </style:style>
    <style:style style:name="P20" style:family="paragraph">
      <style:paragraph-properties fo:text-align="center"/>
      <style:text-properties fo:color="#000000"/>
    </style:style>
    <style:style style:name="P21" style:family="paragraph">
      <style:text-properties fo:color="#ffffff"/>
    </style:style>
    <style:style style:name="P22" style:family="paragraph">
      <style:paragraph-properties fo:text-align="center"/>
      <style:text-properties fo:color="#000000" fo:font-family="Verdana" style:font-family-generic="swiss" style:font-pitch="variable"/>
    </style:style>
    <style:style style:name="P23" style:family="paragraph">
      <style:text-properties fo:font-style="italic" style:font-style-asian="italic" style:font-style-complex="italic"/>
    </style:style>
    <style:style style:name="P2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5" style:family="paragraph">
      <style:text-properties fo:font-family="Verdana" style:font-family-generic="swiss" style:font-pitch="variable"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family="Verdan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fo:font-family="Verdana" style:font-family-generic="swiss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000000" fo:font-family="Verdan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fo:font-family="Verdana" style:font-family-generic="swiss" style:font-pitch="variable"/>
    </style:style>
    <style:style style:name="T8" style:family="text">
      <style:text-properties fo:color="#ffffff"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fo:font-family="Verdana" style:font-family-generic="swiss" style:font-pitch="variable" fo:font-weight="bold" style:font-weight-asian="bold" style:font-weight-complex="bold"/>
    </style:style>
    <style:style style:name="T10" style:family="text">
      <style:text-properties fo:color="#ffffff" fo:font-family="Verdan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family="Verdana" style:font-family-generic="swiss" style:font-pitch="variable" fo:font-weight="bold" style:font-weight-asian="bold" style:font-weight-complex="bold"/>
    </style:style>
    <style:style style:name="T12" style:family="text">
      <style:text-properties fo:color="#ffffff" fo:font-family="Verdana" style:font-family-generic="swiss" style:font-pitch="variable" fo:font-weight="bold" style:font-weight-asian="bold" style:font-weight-complex="bold"/>
    </style:style>
    <style:style style:name="T13" style:family="text">
      <style:text-properties fo:color="#004586" fo:font-style="italic" style:font-style-asian="italic" style:font-style-complex="italic"/>
    </style:style>
    <style:style style:name="T14" style:family="text">
      <style:text-properties fo:font-family="Verdana" style:font-family-generic="swiss" style:font-pitch="variabl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0066cc" fo:font-family="Verdana" style:font-family-generic="swiss" style:font-pitch="variable"/>
    </style:style>
    <style:style style:name="T17" style:family="text">
      <style:text-properties fo:color="#0066cc"/>
    </style:style>
    <style:style style:name="T18" style:family="text">
      <style:text-properties fo:color="#000000"/>
    </style:style>
    <style:style style:name="T19" style:family="text">
      <style:text-properties fo:color="#ffffff"/>
    </style:style>
    <style:style style:name="T20" style:family="text">
      <style:text-properties fo:color="#000000" fo:font-family="Verdana" style:font-family-generic="swiss" style:font-pitch="variable"/>
    </style:style>
    <style:style style:name="T21" style:family="text">
      <style:text-properties fo:color="#0066cc" fo:font-family="Verdana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family="Verdana" style:font-family-generic="swiss" style:font-pitch="variable" fo:font-size="22pt" style:font-family-asian="GillSans" style:font-size-asian="22pt" style:font-family-complex="GillSans" style:font-size-complex="22pt"/>
    </style:style>
    <style:style style:name="T23" style:family="text">
      <style:text-properties fo:font-family="Verdana" style:font-family-generic="swiss" style:font-pitch="variable" fo:font-size="22pt" fo:font-style="italic" style:font-family-asian="GillSans" style:font-size-asian="22pt" style:font-style-asian="italic" style:font-family-complex="GillSans" style:font-size-complex="22pt" style:font-style-complex="italic"/>
    </style:style>
    <style:style style:name="T24" style:family="text">
      <style:text-properties fo:color="#0066cc" fo:font-family="Verdana" style:font-family-generic="swiss" style:font-pitch="variable" fo:font-size="16pt" style:font-family-asian="GillSans" style:font-size-asian="16pt" style:font-family-complex="GillSans" style:font-size-complex="16pt"/>
    </style:style>
    <style:style style:name="T25" style:family="text">
      <style:text-properties fo:color="#0066cc" fo:font-family="Verdana" style:font-family-generic="swiss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26" style:family="text">
      <style:text-properties fo:color="#0066cc" fo:font-family="Verdana" style:font-family-generic="swiss" style:font-pitch="variable" fo:font-size="18pt" style:font-family-asian="GillSans" style:font-size-asian="18pt" style:font-family-complex="GillSans" style:font-size-complex="18pt"/>
    </style:style>
    <style:style style:name="T27" style:family="text">
      <style:text-properties fo:color="#0066cc" fo:font-family="Verdana" style:font-family-generic="swiss" style:font-pitch="variable" fo:font-size="18pt" style:font-family-asian="Helvetica" style:font-family-generic-asian="swiss" style:font-size-asian="18pt" style:font-family-complex="Helvetica" style:font-family-generic-complex="swiss" style:font-size-complex="18pt"/>
    </style:style>
    <style:style style:name="T28" style:family="text">
      <style:text-properties fo:font-family="Verdana" style:font-family-generic="swiss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2e62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/>
        <style:text-properties fo:font-family="Wingdings" style:font-pitch="variable" style:font-charset="x-symbol" fo:color="#6e815b" fo:font-size="10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3984c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3366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3366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3366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33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336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336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</text:list-style>
    <text:list-style style:name="L5">
      <text:list-level-style-bullet text:level="1" text:bullet-char="">
        <style:list-level-properties text:min-label-width="0.952cm"/>
        <style:text-properties fo:font-family="Wingdings" style:font-pitch="variable" style:font-charset="x-symbol" fo:color="#6e815b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3984c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33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33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33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33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33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33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3366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3366" fo:font-size="100%"/>
      </text:list-level-style-bullet>
    </text:list-style>
    <text:list-style style:name="L6">
      <text:list-level-style-number text:level="1" style:num-suffix="." style:num-format="1">
        <style:list-level-properties text:min-label-width="0.952cm"/>
        <style:text-properties fo:color="#6e815b" fo:font-size="100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3984c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33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33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33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33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33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33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3366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3366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Verdana" style:font-family-generic="swiss" style:font-pitch="variable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6.985cm" svg:x="5.08cm" svg:y="3.81cm" presentation:class="title" presentation:user-transformed="true">
          <draw:text-box>
            <text:p text:style-name="P1"><text:span text:style-name="T1">Funcionamento de um Teclado em Sistemas Linux e Proposta de Implemetação de um Keylogger</text:span></text:p>
          </draw:text-box>
        </draw:frame>
        <draw:frame presentation:style-name="pr2" draw:text-style-name="P4" draw:layer="layout" svg:width="15.875cm" svg:height="1.483cm" svg:x="5.715cm" svg:y="3.175cm" presentation:class="subtitle" presentation:user-transformed="true">
          <draw:text-box>
            <text:p text:style-name="P3"><text:span text:style-name="T2">Projeto I</text:span></text:p>
          </draw:text-box>
        </draw:frame>
        <draw:custom-shape draw:style-name="gr1" draw:text-style-name="P6" draw:layer="layout" svg:width="16.51cm" svg:height="4.377cm" svg:x="8.255cm" svg:y="11.218cm">
          <text:p text:style-name="P1"><text:span text:style-name="T3">Trabalho Desenvolvido pelos Alunos (Grupo 8A):</text:span></text:p>
          <text:p text:style-name="P5"><text:span text:style-name="T3"/></text:p>
          <text:p text:style-name="P1"><text:span text:style-name="T3">Ubiratan Soares</text:span></text:p>
          <text:p text:style-name="P1"><text:span text:style-name="T3">Ulisses Soares</text:span></text:p>
          <text:p text:style-name="P1"><text:span text:style-name="T3">Vinicius Grippa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0.212cm" svg:height="0.635cm" svg:x="8.255cm" svg:y="11.43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3.335cm" svg:height="1.182cm" svg:x="11.43cm" svg:y="1.442cm">
          <draw:text-box>
            <text:p><text:span text:style-name="T4">SISTEMAS OPERACIONAIS II</text:span></text:p>
          </draw:text-box>
        </draw:frame>
        <draw:line draw:style-name="gr4" draw:layer="layout" svg:x1="5.715cm" svg:y1="4.445cm" svg:x2="22.86cm" svg:y2="4.445cm">
          <text:p/>
        </draw:line>
        <draw:line draw:style-name="gr4" draw:layer="layout" svg:x1="10.021cm" svg:y1="10.377cm" svg:x2="24.626cm" svg:y2="10.377cm">
          <text:p/>
        </draw:line>
        <presentation:notes draw:style-name="dp2">
          <draw:page-thumbnail draw:style-name="gr5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378cm" svg:height="1.633cm" svg:x="1.27cm" svg:y="1.448cm" presentation:class="title" presentation:user-transformed="true">
          <draw:text-box>
            <text:p text:style-name="P5">Agenda</text:p>
          </draw:text-box>
        </draw:frame>
        <draw:custom-shape draw:style-name="gr6" draw:text-style-name="P7" draw:layer="layout" svg:width="0.511cm" svg:height="1.019cm" svg:x="4.613cm" svg:y="2.006cm">
          <text:p/>
          <draw:enhanced-geometry svg:viewBox="0 0 21600 21600" draw:type="mso-spt202" draw:enhanced-path="M 0 0 L 21600 0 21600 21600 0 21600 0 0 Z N"/>
        </draw:custom-shape>
        <draw:g>
          <draw:custom-shape draw:style-name="gr7" draw:text-style-name="P7" draw:layer="layout" svg:width="19.266cm" svg:height="1.27cm" svg:x="2.855cm" svg:y="4.5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7" draw:layer="layout" svg:width="3.042cm" svg:height="1.905cm" svg:x="1.166cm" svg:y="4.15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7" draw:layer="layout" svg:width="15.21cm" svg:height="1.023cm" svg:x="3.869cm" svg:y="4.643cm">
            <text:p/>
            <draw:enhanced-geometry svg:viewBox="0 0 21600 21600" draw:type="mso-spt202" draw:enhanced-path="M 0 0 L 21600 0 21600 21600 0 21600 0 0 Z N"/>
          </draw:custom-shape>
          <draw:custom-shape draw:style-name="gr10" draw:text-style-name="P10" draw:layer="layout" svg:width="1.552cm" svg:height="1.277cm" svg:x="1.858cm" svg:y="4.432cm">
            <text:p text:style-name="P9"><text:span text:style-name="T5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1" draw:text-style-name="P7" draw:layer="layout" svg:width="19.395cm" svg:height="1.27cm" svg:x="2.83cm" svg:y="7.4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7" draw:layer="layout" svg:width="3.062cm" svg:height="1.905cm" svg:x="1.129cm" svg:y="7.1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3" draw:text-style-name="P11" draw:layer="layout" svg:width="15.312cm" svg:height="1.753cm" svg:x="3.85cm" svg:y="7.601cm">
            <text:p text:style-name="P9"><text:span text:style-name="T6">Abordagens para Keylogging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4" draw:text-style-name="P10" draw:layer="layout" svg:width="3.945cm" svg:height="2.188cm" svg:x="0.635cm" svg:y="7.39cm">
            <text:p text:style-name="P9"><text:span text:style-name="T5">2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15" draw:text-style-name="P7" draw:layer="layout" svg:width="19.266cm" svg:height="1.27cm" svg:x="2.959cm" svg:y="10.41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7" draw:layer="layout" svg:width="3.042cm" svg:height="1.905cm" svg:x="1.27cm" svg:y="10.08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" draw:text-style-name="P11" draw:layer="layout" svg:width="15.21cm" svg:height="1.364cm" svg:x="3.973cm" svg:y="10.573cm">
            <text:p text:style-name="P9"><text:span text:style-name="T6">Proposta de Implementação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" draw:text-style-name="P10" draw:layer="layout" svg:width="2.454cm" svg:height="1.703cm" svg:x="1.511cm" svg:y="10.362cm">
            <text:p text:style-name="P9"><text:span text:style-name="T5">3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19" draw:text-style-name="P7" draw:layer="layout" svg:width="19.266cm" svg:height="1.27cm" svg:x="2.959cm" svg:y="13.5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7" draw:layer="layout" svg:width="3.042cm" svg:height="1.905cm" svg:x="1.27cm" svg:y="13.26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1" draw:layer="layout" svg:width="15.209cm" svg:height="1.364cm" svg:x="3.974cm" svg:y="13.748cm">
            <text:p text:style-name="P9"><text:span text:style-name="T6">Referências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22" draw:text-style-name="P10" draw:layer="layout" svg:width="2.455cm" svg:height="1.703cm" svg:x="1.511cm" svg:y="13.537cm">
            <text:p text:style-name="P9"><text:span text:style-name="T5">4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frame draw:style-name="gr3" draw:text-style-name="P13" draw:layer="layout" svg:width="17.78cm" svg:height="1.098cm" svg:x="3.81cm" svg:y="4.687cm">
          <draw:text-box>
            <text:p text:style-name="P12"><text:span text:style-name="T6">Como funciona um teclado com o Linux</text:span></text:p>
          </draw:text-box>
        </draw:frame>
        <presentation:notes draw:style-name="dp2">
          <draw:page-thumbnail draw:style-name="gr5" draw:layer="layout" svg:width="7.142cm" svg:height="9.524cm" svg:x="5.953cm" svg:y="1.93cm" draw:page-number="2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1.378cm" svg:height="1.876cm" svg:x="1.27cm" svg:y="1.327cm" presentation:class="title" presentation:user-transformed="true">
          <draw:text-box>
            <text:p>Teclado e Interrupção</text:p>
          </draw:text-box>
        </draw:frame>
        <draw:frame draw:style-name="gr3" draw:text-style-name="P14" draw:layer="layout" svg:width="15.875cm" svg:height="1.013cm" svg:x="0.635cm" svg:y="18.037cm">
          <draw:text-box>
            <text:p><text:span text:style-name="T7">Como funciona um Teclado em Linux</text:span></text:p>
          </draw:text-box>
        </draw:frame>
        <draw:custom-shape draw:style-name="gr23" draw:text-style-name="P15" draw:layer="layout" svg:width="8.255cm" svg:height="4.445cm" svg:x="1.27cm" svg:y="5.08cm">
          <text:p text:style-name="P12"><text:span text:style-name="T8">Key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layer="layout" svg:x1="9.525cm" svg:y1="6.985cm" svg:x2="17.78cm" svg:y2="6.985cm">
          <text:p/>
        </draw:line>
        <draw:frame draw:style-name="gr3" draw:text-style-name="P16" draw:layer="layout" svg:width="5.08cm" svg:height="1.013cm" svg:x="11.43cm" svg:y="5.337cm">
          <draw:text-box>
            <text:p><text:span text:style-name="T9">PS2 BUS</text:span></text:p>
          </draw:text-box>
        </draw:frame>
        <draw:custom-shape draw:style-name="gr23" draw:text-style-name="P17" draw:layer="layout" svg:width="3.175cm" svg:height="9.525cm" svg:x="17.78cm" svg:y="5.08cm">
          <text:p text:style-name="P12"><text:span text:style-name="T10">i804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8" draw:layer="layout" svg:width="5.715cm" svg:height="1.013cm" svg:x="10.795cm" svg:y="7.242cm">
          <draw:text-box>
            <text:p><text:span text:style-name="T11">SCANCODES</text:span></text:p>
          </draw:text-box>
        </draw:frame>
        <draw:line draw:style-name="gr25" draw:layer="layout" svg:x1="17.78cm" svg:y1="13.335cm" svg:x2="8.255cm" svg:y2="13.335cm">
          <text:p/>
        </draw:line>
        <draw:frame draw:style-name="gr3" draw:text-style-name="P18" draw:layer="layout" svg:width="6.35cm" svg:height="1.013cm" svg:x="10.795cm" svg:y="12.065cm">
          <draw:text-box>
            <text:p><text:span text:style-name="T11">INTERRUPÇÃO</text:span></text:p>
          </draw:text-box>
        </draw:frame>
        <draw:custom-shape draw:style-name="gr26" draw:text-style-name="P19" draw:layer="layout" svg:width="6.985cm" svg:height="3.81cm" svg:x="1.27cm" svg:y="11.43cm">
          <text:p text:style-name="P12"><text:span text:style-name="T12">KERN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7" draw:layer="layout" svg:x1="10.144cm" svg:y1="10.23cm" svg:x2="10.144cm" svg:y2="16.58cm">
          <text:p/>
        </draw:line>
        <presentation:notes draw:style-name="dp2">
          <draw:page-thumbnail draw:style-name="gr5" draw:layer="layout" svg:width="7.142cm" svg:height="9.524cm" svg:x="5.953cm" svg:y="1.93cm" draw:page-number="3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1.378cm" svg:height="1.633cm" svg:x="1.27cm" svg:y="1.448cm" presentation:class="title">
          <draw:text-box>
            <text:p>Scancodes</text:p>
          </draw:text-box>
        </draw:frame>
        <draw:frame presentation:style-name="pr8" draw:layer="layout" svg:width="23.495cm" svg:height="14.605cm" svg:x="1.27cm" svg:y="3.81cm" presentation:class="outline" presentation:user-transformed="true">
          <draw:text-box>
            <text:list text:style-name="L5">
              <text:list-item>
                <text:p>Modos 1 a 3 , dependendo do pressionar e liberar de teclas;</text:p>
              </text:list-item>
              <text:list-item>
                <text:p>Usualmente, cada toque gera um <text:span text:style-name="T13">make code</text:span> e um <text:span text:style-name="T13">break code</text:span></text:p>
              </text:list-item>
              <text:list-item>
                <text:p>Exemplo: tecla c do teclado</text:p>
                <text:list>
                  <text:list-item>
                    <text:p><text:span text:style-name="T14">Make Code : </text:span><text:span text:style-name="T11">e0 c</text:span></text:p>
                  </text:list-item>
                  <text:list-item>
                    <text:p><text:span text:style-name="T14">Break Code : </text:span><text:span text:style-name="T11">e0 c+0x80</text:span></text:p>
                  </text:list-item>
                </text:list>
              </text:list-item>
              <text:list-item>
                <text:p>Sequência de até 6 scancodes por toque;</text:p>
                <text:list>
                  <text:list-item>
                    <text:p><text:span text:style-name="T14">Pause : </text:span><text:span text:style-name="T11">e1 1d 45 e1 9d 65</text:span></text:p>
                  </text:list-item>
                </text:list>
              </text:list-item>
              <text:list-item>
                <text:p>Tratados pela função handle_scancode() no Kernel 2.4;</text:p>
                <text:p/>
                <text:p/>
              </text:list-item>
            </text:list>
          </draw:text-box>
        </draw:frame>
        <draw:frame draw:style-name="gr3" draw:text-style-name="P14" draw:layer="layout" svg:width="15.875cm" svg:height="1.013cm" svg:x="0.636cm" svg:y="18.038cm">
          <draw:text-box>
            <text:p><text:span text:style-name="T7">Como funciona um Teclado em Linux</text:span></text:p>
          </draw:text-box>
        </draw:frame>
        <presentation:notes draw:style-name="dp2">
          <draw:page-thumbnail draw:style-name="gr5" draw:layer="layout" svg:width="0.001cm" svg:height="0.001cm" svg:x="0cm" svg:y="1.93cm" draw:page-number="4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1.378cm" svg:height="1.633cm" svg:x="1.27cm" svg:y="1.448cm" presentation:class="title">
          <draw:text-box>
            <text:p>Key Codes e Keymap</text:p>
          </draw:text-box>
        </draw:frame>
        <draw:frame presentation:style-name="pr8" draw:layer="layout" svg:width="22.86cm" svg:height="12.573cm" svg:x="1.27cm" svg:y="4.021cm" presentation:class="outline">
          <draw:text-box>
            <text:list text:style-name="L5">
              <text:list-item>
                <text:p><text:span text:style-name="T15">Parser</text:span> dos Scancodes gera um keycode;</text:p>
              </text:list-item>
              <text:list-item>
                <text:p>Cada keycode é único para cada tecla;</text:p>
                <text:list>
                  <text:list-item>
                    <text:p><text:span text:style-name="T16">Exemplo : Tecla ESC | Keycode = 1</text:span></text:p>
                  </text:list-item>
                </text:list>
              </text:list-item>
              <text:list-item>
                <text:p>O keycode é convertido em um caractere (ASCII, UNICODE) após mapeamento do layout do teclado via Keymap;</text:p>
              </text:list-item>
              <text:list-item>
                <text:p>Comando <text:span text:style-name="T17">loadkeys</text:span>;</text:p>
              </text:list-item>
            </text:list>
          </draw:text-box>
        </draw:frame>
        <draw:frame draw:style-name="gr3" draw:text-style-name="P14" draw:layer="layout" svg:width="15.875cm" svg:height="1.013cm" svg:x="0.636cm" svg:y="18.038cm">
          <draw:text-box>
            <text:p><text:span text:style-name="T7">Como funciona um Teclado em Linux</text:span></text:p>
          </draw:text-box>
        </draw:frame>
        <presentation:notes draw:style-name="dp2">
          <draw:page-thumbnail draw:style-name="gr5" draw:layer="layout" svg:width="0.001cm" svg:height="0.001cm" svg:x="0cm" svg:y="1.93cm" draw:page-number="5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custom-shape draw:style-name="gr28" draw:text-style-name="P12" draw:layer="layout" svg:width="10.795cm" svg:height="3.81cm" svg:x="13.97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draw:layer="layout" svg:width="11.43cm" svg:height="3.81cm" svg:x="0.63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draw:layer="layout" svg:width="24.13cm" svg:height="8.89cm" svg:x="0.635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layer="layout" svg:width="21.378cm" svg:height="1.876cm" svg:x="1.27cm" svg:y="1.327cm" presentation:class="title">
          <draw:text-box>
            <text:p>Caracetere, TTY e Processos</text:p>
          </draw:text-box>
        </draw:frame>
        <draw:custom-shape draw:style-name="gr29" draw:text-style-name="P20" draw:layer="layout" svg:width="3.81cm" svg:height="2.54cm" svg:x="1.27cm" svg:y="4.445cm">
          <text:p text:style-name="P12"><text:span text:style-name="T18">Display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20" draw:layer="layout" svg:width="3.81cm" svg:height="2.54cm" svg:x="7.62cm" svg:y="4.445cm">
          <text:p text:style-name="P12"><text:span text:style-name="T18">Keyboard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20" draw:layer="layout" svg:width="4.445cm" svg:height="2.54cm" svg:x="13.335cm" svg:y="13.97cm">
          <text:p text:style-name="P12"><text:span text:style-name="T18">Line</text:span></text:p>
          <text:p text:style-name="P12"><text:span text:style-name="T18">Discip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4.445cm" svg:height="2.54cm" svg:x="6.985cm" svg:y="9.525cm">
          <text:p text:style-name="P12"><text:span text:style-name="T18">Keyboard</text:span></text:p>
          <text:p text:style-name="P12"><text:span text:style-name="T18">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4.445cm" svg:height="2.54cm" svg:x="1.27cm" svg:y="9.525cm">
          <text:p text:style-name="P12"><text:span text:style-name="T18">VGA 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4.445cm" svg:height="2.54cm" svg:x="4.445cm" svg:y="13.97cm">
          <text:p text:style-name="P12"><text:span text:style-name="T18">Terminal</text:span></text:p>
          <text:p text:style-name="P12"><text:span text:style-name="T18">Em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4.445cm" svg:height="2.54cm" svg:x="17.145cm" svg:y="9.525cm">
          <text:p text:style-name="P12"><text:span text:style-name="T18">TTY 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3.81cm" svg:height="2.54cm" svg:x="14.605cm" svg:y="4.445cm">
          <text:p text:style-name="P12"><text:span text:style-name="T18">User</text:span></text:p>
          <text:p text:style-name="P12"><text:span text:style-name="T18">Proces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20" draw:layer="layout" svg:width="3.81cm" svg:height="2.54cm" svg:x="20.32cm" svg:y="4.445cm">
          <text:p text:style-name="P12"><text:span text:style-name="T18">User</text:span></text:p>
          <text:p text:style-name="P12"><text:span text:style-name="T18">Proces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5" draw:layer="layout" svg:x1="2.54cm" svg:y1="9.525cm" svg:x2="2.54cm" svg:y2="6.985cm">
          <text:p/>
        </draw:line>
        <draw:line draw:style-name="gr25" draw:layer="layout" svg:x1="8.89cm" svg:y1="6.985cm" svg:x2="8.89cm" svg:y2="9.525cm">
          <text:p/>
        </draw:line>
        <draw:line draw:style-name="gr30" draw:layer="layout" svg:x1="8.89cm" svg:y1="15.24cm" svg:x2="13.335cm" svg:y2="15.24cm">
          <text:p/>
        </draw:line>
        <draw:line draw:style-name="gr30" draw:layer="layout" svg:x1="15.875cm" svg:y1="13.97cm" svg:x2="19.05cm" svg:y2="12.065cm">
          <text:p/>
        </draw:line>
        <draw:line draw:style-name="gr30" draw:layer="layout" svg:x1="16.51cm" svg:y1="6.985cm" svg:x2="19.05cm" svg:y2="9.525cm">
          <text:p/>
        </draw:line>
        <draw:line draw:style-name="gr30" draw:layer="layout" svg:x1="19.685cm" svg:y1="9.525cm" svg:x2="22.225cm" svg:y2="6.985cm">
          <text:p/>
        </draw:line>
        <draw:line draw:style-name="gr25" draw:layer="layout" svg:x1="5.715cm" svg:y1="13.97cm" svg:x2="3.175cm" svg:y2="12.065cm">
          <text:p/>
        </draw:line>
        <draw:line draw:style-name="gr25" draw:layer="layout" svg:x1="8.89cm" svg:y1="12.065cm" svg:x2="6.985cm" svg:y2="13.97cm">
          <text:p/>
        </draw:line>
        <draw:frame draw:style-name="gr3" draw:text-style-name="P21" draw:layer="layout" svg:width="10.16cm" svg:height="1.013cm" svg:x="19.685cm" svg:y="15.875cm">
          <draw:text-box>
            <text:p><text:span text:style-name="T19">KERNEL</text:span></text:p>
          </draw:text-box>
        </draw:frame>
        <draw:frame draw:style-name="gr3" draw:text-style-name="P14" draw:layer="layout" svg:width="15.875cm" svg:height="1.013cm" svg:x="0.636cm" svg:y="18.038cm">
          <draw:text-box>
            <text:p><text:span text:style-name="T7">Como funciona um Teclado em Linux</text:span></text:p>
          </draw:text-box>
        </draw:frame>
        <presentation:notes draw:style-name="dp2">
          <draw:page-thumbnail draw:style-name="gr5" draw:layer="layout" svg:width="0.001cm" svg:height="0.001cm" svg:x="0cm" svg:y="1.93cm" draw:page-number="6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7" draw:layer="layout" svg:width="23.495cm" svg:height="1.633cm" svg:x="1.27cm" svg:y="1.448cm" presentation:class="title" presentation:user-transformed="true">
          <draw:text-box>
            <text:p>Funções e System Calls (Kernel 2.4)</text:p>
          </draw:text-box>
        </draw:frame>
        <draw:custom-shape draw:style-name="gr31" draw:text-style-name="P22" draw:layer="layout" svg:width="5.715cm" svg:height="2.54cm" svg:x="1.27cm" svg:y="4.445cm">
          <text:p text:style-name="P12"><text:span text:style-name="T20">handle_scan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5.715cm" svg:height="2.54cm" svg:x="1.27cm" svg:y="9.525cm">
          <text:p text:style-name="P12"><text:span text:style-name="T20">tty_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5.715cm" svg:height="2.54cm" svg:x="9.525cm" svg:y="9.525cm">
          <text:p text:style-name="P12"><text:span text:style-name="T20">tty_ldisc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5.715cm" svg:height="2.54cm" svg:x="17.78cm" svg:y="9.525cm">
          <text:p text:style-name="P12"><text:span text:style-name="T20">/dev/tty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2" draw:layer="layout" svg:width="5.715cm" svg:height="2.54cm" svg:x="17.78cm" svg:y="14.605cm">
          <text:p text:style-name="P12"><text:span text:style-name="T20">USER</text:span></text:p>
          <text:p text:style-name="P12"><text:span text:style-name="T20">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layer="layout" svg:x1="3.81cm" svg:y1="6.985cm" svg:x2="3.81cm" svg:y2="9.525cm">
          <text:p/>
        </draw:line>
        <draw:line draw:style-name="gr25" draw:layer="layout" svg:x1="6.985cm" svg:y1="10.795cm" svg:x2="9.525cm" svg:y2="10.795cm">
          <text:p/>
        </draw:line>
        <draw:line draw:style-name="gr25" draw:layer="layout" svg:x1="15.24cm" svg:y1="10.795cm" svg:x2="17.78cm" svg:y2="10.795cm">
          <text:p/>
        </draw:line>
        <draw:line draw:style-name="gr25" draw:layer="layout" svg:x1="20.32cm" svg:y1="12.065cm" svg:x2="20.32cm" svg:y2="14.605cm">
          <text:p/>
        </draw:line>
        <draw:frame draw:style-name="gr3" draw:text-style-name="P23" draw:layer="layout" svg:width="3.81cm" svg:height="1.013cm" svg:x="3.81cm" svg:y="7.62cm">
          <draw:text-box>
            <text:p><text:span text:style-name="T15">put_queue</text:span></text:p>
          </draw:text-box>
        </draw:frame>
        <draw:frame draw:style-name="gr32" draw:text-style-name="P23" draw:layer="layout" svg:width="4.445cm" svg:height="1.013cm" svg:x="6.35cm" svg:y="12.065cm">
          <draw:text-box>
            <text:p><text:span text:style-name="T15">receive_buff</text:span></text:p>
          </draw:text-box>
        </draw:frame>
        <draw:frame draw:style-name="gr33" draw:text-style-name="P23" draw:layer="layout" svg:width="2.792cm" svg:height="1.013cm" svg:x="14.988cm" svg:y="8.512cm">
          <draw:text-box>
            <text:p><text:span text:style-name="T15">tty_read</text:span></text:p>
          </draw:text-box>
        </draw:frame>
        <draw:frame draw:style-name="gr33" draw:text-style-name="P23" draw:layer="layout" svg:width="3.072cm" svg:height="1.013cm" svg:x="17.059cm" svg:y="12.7cm">
          <draw:text-box>
            <text:p><text:span text:style-name="T15">sys_read</text:span></text:p>
          </draw:text-box>
        </draw:frame>
        <draw:frame draw:style-name="gr3" draw:text-style-name="P14" draw:layer="layout" svg:width="15.875cm" svg:height="1.013cm" svg:x="0.636cm" svg:y="18.038cm">
          <draw:text-box>
            <text:p><text:span text:style-name="T7">Como funciona um Teclado em Linux</text:span></text:p>
          </draw:text-box>
        </draw:frame>
        <presentation:notes draw:style-name="dp2">
          <draw:page-thumbnail draw:style-name="gr5" draw:layer="layout" svg:width="0.001cm" svg:height="0.001cm" svg:x="0cm" svg:y="1.93cm" draw:page-number="7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0" draw:layer="layout" svg:width="21.378cm" svg:height="1.876cm" svg:x="1.27cm" svg:y="1.327cm" presentation:class="title">
          <draw:text-box>
            <text:p>Keylogging no Kernel</text:p>
          </draw:text-box>
        </draw:frame>
        <draw:frame presentation:style-name="pr8" draw:layer="layout" svg:width="22.86cm" svg:height="12.573cm" svg:x="1.27cm" svg:y="4.021cm" presentation:class="outline">
          <draw:text-box>
            <text:list text:style-name="L5">
              <text:list-item>
                <text:p>Modificar o Kernel</text:p>
                <text:list>
                  <text:list-item>
                    <text:p><text:span text:style-name="T21">/drivers/input/serio/i8042.c</text:span></text:p>
                  </text:list-item>
                  <text:list-item>
                    <text:p><text:span text:style-name="T21">/drivers/input/keyboard/atkbd.c</text:span></text:p>
                  </text:list-item>
                  <text:list-item>
                    <text:p><text:span text:style-name="T21">/drivers/char/keyboard.c</text:span></text:p>
                  </text:list-item>
                </text:list>
                <text:p>de maneira a capturar o toque;</text:p>
              </text:list-item>
              <text:list-item>
                <text:p>Exemplo : <text:span text:style-name="T15">printk()</text:span>; (?)</text:p>
              </text:list-item>
              <text:list-item>
                <text:p>Interceptar alguma system call no caminho do caractere ao processo do usuário (mais difícil);</text:p>
              </text:list-item>
            </text:list>
          </draw:text-box>
        </draw:frame>
        <draw:frame draw:style-name="gr3" draw:text-style-name="P14" draw:layer="layout" svg:width="15.875cm" svg:height="1.013cm" svg:x="0.636cm" svg:y="18.038cm">
          <draw:text-box>
            <text:p><text:span text:style-name="T7">Abordagens para Keylogging</text:span></text:p>
          </draw:text-box>
        </draw:frame>
        <presentation:notes draw:style-name="dp2">
          <draw:page-thumbnail draw:style-name="gr5" draw:layer="layout" svg:width="0.001cm" svg:height="0.001cm" svg:x="0cm" svg:y="1.93cm" draw:page-number="8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1.378cm" svg:height="1.633cm" svg:x="1.27cm" svg:y="1.448cm" presentation:class="title">
          <draw:text-box>
            <text:p>Exemplos de Kernel Keyloggers</text:p>
          </draw:text-box>
        </draw:frame>
        <draw:frame presentation:style-name="pr8" draw:layer="layout" svg:width="22.86cm" svg:height="12.573cm" svg:x="1.27cm" svg:y="4.021cm" presentation:class="outline">
          <draw:text-box>
            <text:list text:style-name="L5">
              <text:list-item>
                <text:p>Vlogger (“outdated”);</text:p>
              </text:list-item>
              <text:list-item>
                <text:p>TTYRPLD ;</text:p>
                <text:list>
                  <text:list-item>
                    <text:p>Meta Kernel (Linux, BDS`s e Solaris);</text:p>
                  </text:list-item>
                  <text:list-item>
                    <text:p>Suporte a vários tipos de TTY;</text:p>
                  </text:list-item>
                  <text:list-item>
                    <text:p>Networking;</text:p>
                    <text:p/>
                  </text:list-item>
                </text:list>
              </text:list-item>
            </text:list>
          </draw:text-box>
        </draw:frame>
        <draw:frame draw:style-name="gr3" draw:text-style-name="P14" draw:layer="layout" svg:width="15.875cm" svg:height="1.013cm" svg:x="0.637cm" svg:y="18.039cm">
          <draw:text-box>
            <text:p><text:span text:style-name="T7">Abordagens para Keylogging</text:span></text:p>
          </draw:text-box>
        </draw:frame>
        <presentation:notes draw:style-name="dp2">
          <draw:page-thumbnail draw:style-name="gr5" draw:layer="layout" svg:width="0.001cm" svg:height="0.001cm" svg:x="0cm" svg:y="1.93cm" draw:page-number="9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1.378cm" svg:height="1.633cm" svg:x="1.27cm" svg:y="1.448cm" presentation:class="title" presentation:user-transformed="true">
          <draw:text-box>
            <text:p>Kernel Keylogging – Análise</text:p>
          </draw:text-box>
        </draw:frame>
        <draw:frame presentation:style-name="pr8" draw:layer="layout" svg:width="23.495cm" svg:height="13.124cm" svg:x="1.27cm" svg:y="4.021cm" presentation:class="outline" presentation:user-transformed="true">
          <draw:text-box>
            <text:list text:style-name="L5">
              <text:list-item>
                <text:p>Vantagens</text:p>
                <text:list>
                  <text:list-item>
                    <text:p>Versatilidade (scancodes, keymaps);</text:p>
                  </text:list-item>
                  <text:list-item>
                    <text:p>Fácil User Keylogging (Telnet, SSH, etc);</text:p>
                  </text:list-item>
                  <text:list-item>
                    <text:p>Baixo overhead;</text:p>
                  </text:list-item>
                </text:list>
              </text:list-item>
              <text:list-item>
                <text:p>Desvantagens</text:p>
                <text:list>
                  <text:list-item>
                    <text:p>Codificação (File System, Rede);</text:p>
                  </text:list-item>
                  <text:list-item>
                    <text:p>Recompilação Necessária;</text:p>
                  </text:list-item>
                  <text:list-item>
                    <text:p>Depedência da versão do Kernel;</text:p>
                  </text:list-item>
                  <text:list-item>
                    <text:p>Abordagem pode ser dependente de arquitetura;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15.875cm" svg:height="1.013cm" svg:x="0.637cm" svg:y="18.039cm">
          <draw:text-box>
            <text:p><text:span text:style-name="T7">Abordagens para Keylogging</text:span></text:p>
          </draw:text-box>
        </draw:frame>
        <presentation:notes draw:style-name="dp2">
          <draw:page-thumbnail draw:style-name="gr5" draw:layer="layout" svg:width="0.001cm" svg:height="0.001cm" svg:x="0cm" svg:y="1.93cm" draw:page-number="10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633cm" svg:x="1.27cm" svg:y="1.448cm" presentation:class="title" presentation:user-transformed="true">
          <draw:text-box>
            <text:p>Keylogging no Espaço do Usuário</text:p>
          </draw:text-box>
        </draw:frame>
        <draw:frame presentation:style-name="pr8" draw:layer="layout" svg:width="22.86cm" svg:height="12.573cm" svg:x="1.27cm" svg:y="4.021cm" presentation:class="outline">
          <draw:text-box>
            <text:list text:style-name="L5">
              <text:list-item>
                <text:p>Processo do usuário acessa o hardware com permissão de root;</text:p>
              </text:list-item>
              <text:list-item>
                <text:p>Exemplo : ler diretamente a porta PS2 (0x60), USB, Wireless, etc;</text:p>
              </text:list-item>
              <text:list-item>
                <text:p>Exemplos</text:p>
                <text:list>
                  <text:list-item>
                    <text:p>uberkey;</text:p>
                  </text:list-item>
                  <text:list-item>
                    <text:p>lkl (?)</text:p>
                  </text:list-item>
                  <text:list-item>
                    <text:p>lynspy2 (?);</text:p>
                  </text:list-item>
                  <text:list-item>
                    <text:p>klogger;</text:p>
                  </text:list-item>
                </text:list>
                <text:p/>
              </text:list-item>
            </text:list>
          </draw:text-box>
        </draw:frame>
        <draw:frame draw:style-name="gr3" draw:text-style-name="P14" draw:layer="layout" svg:width="15.875cm" svg:height="1.013cm" svg:x="0.638cm" svg:y="18.04cm">
          <draw:text-box>
            <text:p><text:span text:style-name="T7">Abordagens para Keylogging</text:span></text:p>
          </draw:text-box>
        </draw:frame>
        <presentation:notes draw:style-name="dp2">
          <draw:page-thumbnail draw:style-name="gr5" draw:layer="layout" svg:width="0.001cm" svg:height="0.001cm" svg:x="0cm" svg:y="1.93cm" draw:page-number="11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1.378cm" svg:height="1.633cm" svg:x="1.27cm" svg:y="1.448cm" presentation:class="title">
          <draw:text-box>
            <text:p>User-space Keylogging - Análise</text:p>
          </draw:text-box>
        </draw:frame>
        <draw:frame presentation:style-name="pr8" draw:layer="layout" svg:width="24.13cm" svg:height="12.573cm" svg:x="0.635cm" svg:y="3.937cm" presentation:class="outline" presentation:user-transformed="true">
          <draw:text-box>
            <text:list text:style-name="L5">
              <text:list-item>
                <text:p>Vantagens</text:p>
                <text:list>
                  <text:list-item>
                    <text:p>Independência entre sistemas Unix-Like;</text:p>
                  </text:list-item>
                  <text:list-item>
                    <text:p>Acesso ao sistema de arquivos e rede facilitado;</text:p>
                  </text:list-item>
                  <text:list-item>
                    <text:p>Não é necessário recompilar;</text:p>
                  </text:list-item>
                </text:list>
              </text:list-item>
              <text:list-item>
                <text:p>Desvantagens</text:p>
                <text:list>
                  <text:list-item>
                    <text:p><text:span text:style-name="T15">Parser</text:span> “manual”de scancodes;</text:p>
                  </text:list-item>
                  <text:list-item>
                    <text:p>É necessário conhecer o layout do usuário;</text:p>
                  </text:list-item>
                  <text:list-item>
                    <text:p>Interferência de outros dispositivos;</text:p>
                  </text:list-item>
                  <text:list-item>
                    <text:p>Overhead (?);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15.875cm" svg:height="1.013cm" svg:x="0.637cm" svg:y="18.039cm">
          <draw:text-box>
            <text:p><text:span text:style-name="T7">Abordagens para Keylogging</text:span></text:p>
          </draw:text-box>
        </draw:frame>
        <presentation:notes draw:style-name="dp2">
          <draw:page-thumbnail draw:style-name="gr5" draw:layer="layout" svg:width="0.001cm" svg:height="0.001cm" svg:x="0cm" svg:y="1.93cm" draw:page-number="12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1.378cm" svg:height="1.633cm" svg:x="1.27cm" svg:y="1.448cm" presentation:class="title">
          <draw:text-box>
            <text:p>Proposta de Implementação</text:p>
          </draw:text-box>
        </draw:frame>
        <draw:frame presentation:style-name="pr8" draw:layer="layout" svg:width="24.765cm" svg:height="12.7cm" svg:x="0.635cm" svg:y="3.81cm" presentation:class="outline" presentation:user-transformed="true">
          <draw:text-box>
            <text:list text:style-name="L5">
              <text:list-item>
                <text:p>Aprimoramento do Klogger; </text:p>
              </text:list-item>
              <text:list-item>
                <text:p>Keylogger hooker no espaço do usuário, lendo diretamente a porta PS2 do hardware;</text:p>
              </text:list-item>
              <text:list-item>
                <text:p>Estudo de viabilidade de meta-keylogging, com extensão para teclado USB/ Wireless;</text:p>
              </text:list-item>
              <text:list-item>
                <text:p>Abordagem portável entre diferentes sistemas Unix-like;</text:p>
              </text:list-item>
            </text:list>
          </draw:text-box>
        </draw:frame>
        <draw:frame draw:style-name="gr3" draw:text-style-name="P14" draw:layer="layout" svg:width="15.875cm" svg:height="1.013cm" svg:x="0.637cm" svg:y="18.039cm">
          <draw:text-box>
            <text:p><text:span text:style-name="T7">Proposta</text:span></text:p>
          </draw:text-box>
        </draw:frame>
        <presentation:notes draw:style-name="dp2">
          <draw:page-thumbnail draw:style-name="gr5" draw:layer="layout" svg:width="0.001cm" svg:height="0.001cm" svg:x="0cm" svg:y="1.93cm" draw:page-number="13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1.378cm" svg:height="1.633cm" svg:x="1.27cm" svg:y="1.448cm" presentation:class="title">
          <draw:text-box>
            <text:p>Referências</text:p>
          </draw:text-box>
        </draw:frame>
        <draw:frame presentation:style-name="pr11" draw:text-style-name="P25" draw:layer="layout" svg:width="23.495cm" svg:height="13.335cm" svg:x="0.635cm" svg:y="3.81cm" presentation:class="outline" presentation:user-transformed="true">
          <draw:text-box>
            <text:list text:style-name="L6">
              <text:list-item>
                <text:p text:style-name="P24"><text:span text:style-name="T22">“</text:span><text:span text:style-name="T23">Keystroke logging</text:span><text:span text:style-name="T22">”. Wikipedia, The Free Encyclopedia </text:span></text:p>
                <text:p text:style-name="P24"><text:span text:style-name="T24">http://en.wikipedia.org/wiki/Keylogging</text:span><text:span text:style-name="T25"> </text:span></text:p>
              </text:list-item>
              <text:list-item>
                <text:p text:style-name="P24"><text:span text:style-name="T22">“</text:span><text:span text:style-name="T23">Linux and the Keyboard</text:span><text:span text:style-name="T22">”</text:span></text:p>
                <text:p text:style-name="P24"><text:span text:style-name="T26">http://gunnarwrobel.de/wiki/Linux-and-the-keyboard.html</text:span><text:span text:style-name="T27"> </text:span></text:p>
              </text:list-item>
              <text:list-item>
                <text:p text:style-name="P24"><text:span text:style-name="T22">“</text:span><text:span text:style-name="T23">The Linux Keyboard Driver</text:span><text:span text:style-name="T22">”. <text:s/></text:span><text:span text:style-name="T26">http://www.linuxjournal.com/article/1080</text:span><text:span text:style-name="T27"> </text:span></text:p>
              </text:list-item>
              <text:list-item>
                <text:p text:style-name="P24"><text:span text:style-name="T22">“</text:span><text:span text:style-name="T23">The TTY Demystiﬁed”</text:span><text:span text:style-name="T22"> .</text:span></text:p>
                <text:p text:style-name="P24"><text:span text:style-name="T26">http://www.linusakesson.net/programming/tty/index.php</text:span><text:span text:style-name="T27"> </text:span></text:p>
              </text:list-item>
              <text:list-item>
                <text:p text:style-name="P24"><text:span text:style-name="T22">“</text:span><text:span text:style-name="T23">Study of Buffer Overﬂows and Keyloggers in the Linux Operating Systems</text:span><text:span text:style-name="T22">”. </text:span></text:p>
                <text:p text:style-name="P24"><text:span text:style-name="T26">Carrol, Patrick - University of Baltimore, Novembro de 2007</text:span><text:span text:style-name="T28"> </text:span></text:p>
              </text:list-item>
            </text:list>
          </draw:text-box>
        </draw:frame>
        <draw:frame draw:style-name="gr3" draw:text-style-name="P14" draw:layer="layout" svg:width="15.875cm" svg:height="1.013cm" svg:x="0.638cm" svg:y="18.04cm">
          <draw:text-box>
            <text:p><text:span text:style-name="T7">Algumas Referências</text:span></text:p>
          </draw:text-box>
        </draw:frame>
        <presentation:notes draw:style-name="dp2">
          <draw:page-thumbnail draw:style-name="gr5" draw:layer="layout" svg:width="0.001cm" svg:height="0.001cm" svg:x="0cm" svg:y="1.93cm" draw:page-number="14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axial" draw:start-color="#e6ebed" draw:end-color="#90a8b0" draw:start-intensity="100%" draw:end-intensity="100%" draw:angle="0" draw:border="0%"/>
    <draw:gradient draw:name="Gradient_20_7" draw:display-name="Gradient 7" draw:style="axial" draw:start-color="#e1ecd0" draw:end-color="#77ae26" draw:start-intensity="100%" draw:end-intensity="100%" draw:angle="0" draw:border="0%"/>
    <draw:gradient draw:name="Gradient_20_8" draw:display-name="Gradient 8" draw:style="axial" draw:start-color="#d4e4f2" draw:end-color="#3984c9" draw:start-intensity="100%" draw:end-intensity="100%" draw:angle="0" draw:border="0%"/>
    <draw:gradient draw:name="Gradient_20_9" draw:display-name="Gradient 9" draw:style="axial" draw:start-color="#dfe3db" draw:end-color="#6e815b" draw:start-intensity="100%" draw:end-intensity="100%" draw:angle="0" draw:border="0%"/>
    <draw:gradient draw:name="LittleGray" draw:style="linear" draw:start-color="#999999" draw:end-color="#e6e6e6" draw:start-intensity="100%" draw:end-intensity="100%" draw:angle="0" draw:border="0%"/>
    <draw:fill-image draw:name="Bitmape_20_1" draw:display-name="Bitmape 1" xlink:href="Pictures/100000000000040000000300FEEEE2EF.png" xlink:type="simple" xlink:show="embed" xlink:actuate="onLoad"/>
    <draw:fill-image draw:name="Bitmape_20_2" draw:display-name="Bitmape 2" xlink:href="Pictures/100000000000040000000300D3C3EB03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336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366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336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6e815b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3984c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e815b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Arial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6e815b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3984c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2e62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e6272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bold" style:font-family-asian="Arial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6e815b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3984c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e815b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letter-kerning="true" style:font-family-asian="Arial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6e815b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3984c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Verdana" style:font-family-generic="swiss" style:font-pitch="variable" fo:color="#2e62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e6272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bold" style:letter-kerning="true" style:font-family-asian="Arial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solid" svg:stroke-width="0.053cm" svg:stroke-color="#00336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b2b2b2"/>
    </style:style>
    <style:style style:name="Mgr4" style:family="graphic">
      <style:graphic-properties draw:stroke="solid" svg:stroke-width="0.212cm" svg:stroke-color="#00336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b2b2b2"/>
    </style:style>
    <style:style style:name="Mgr5" style:family="graphic">
      <style:graphic-properties draw:stroke="none" draw:fill="none" draw:fill-color="#3984c9" draw:textarea-horizontal-align="justify" draw:textarea-vertical-align="top" draw:auto-grow-height="true" fo:padding-top="0.13cm" fo:padding-bottom="0.13cm" fo:padding-left="0.25cm" fo:padding-right="0.25cm" fo:wrap-option="wrap" draw:shadow="hidden" draw:shadow-color="#b2b2b2"/>
    </style:style>
    <style:style style:name="Mpr1" style:family="presentation" style:parent-style-name="Default-backgroundobjects">
      <style:graphic-properties draw:stroke="none" draw:fill="none" draw:fill-color="#3984c9" draw:textarea-horizontal-align="justify" draw:textarea-vertical-align="top" draw:auto-grow-height="false" draw:auto-grow-width="false" fo:min-height="1.236cm" fo:min-width="0cm" fo:padding-top="0.13cm" fo:padding-bottom="0.13cm" fo:padding-left="0.25cm" fo:padding-right="0.25cm" fo:wrap-option="wrap" draw:shadow="hidden" draw:shadow-color="#b2b2b2"/>
    </style:style>
    <style:style style:name="Mpr2" style:family="presentation" style:parent-style-name="Default-backgroundobjects" style:list-style-name="ML2">
      <style:graphic-properties draw:stroke="none" draw:fill="none" draw:fill-color="#3984c9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b2b2b2"/>
    </style:style>
    <style:style style:name="Mpr3" style:family="presentation" style:parent-style-name="Default-backgroundobjects" style:list-style-name="ML2">
      <style:graphic-properties draw:stroke="none" draw:fill="none" draw:fill-color="#3984c9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b2b2b2"/>
    </style:style>
    <style:style style:name="Mpr4" style:family="presentation" style:parent-style-name="Title1-backgroundobjects" style:list-style-name="ML3">
      <style:graphic-properties draw:stroke="none" draw:fill="none" draw:fill-color="#3984c9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 draw:shadow-color="#b2b2b2"/>
    </style:style>
    <style:style style:name="Mpr5" style:family="presentation" style:parent-style-name="Title1-backgroundobjects" style:list-style-name="ML3">
      <style:graphic-properties draw:stroke="none" draw:fill="none" draw:fill-color="#3984c9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 draw:shadow-color="#b2b2b2"/>
    </style:style>
    <style:style style:name="Mpr6" style:family="presentation" style:parent-style-name="Title1-backgroundobjects" style:list-style-name="ML3">
      <style:graphic-properties draw:stroke="none" draw:fill="none" draw:fill-color="#3984c9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 draw:shadow-color="#b2b2b2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end" fo:text-indent="0cm" style:writing-mode="lr-tb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style:paragraph-properties fo:margin-left="0cm" fo:margin-right="0cm" fo:line-height="100%" fo:text-align="center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line-height="100%" fo:text-align="center" fo:text-indent="0cm"/>
    </style:style>
    <style:style style:name="MP10" style:family="paragraph">
      <style:paragraph-properties style:writing-mode="lr-tb"/>
      <style:text-properties fo: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Verdana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3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MT4" style:family="text">
      <style:text-properties fo:color="#ffffff" fo:font-size="12pt" style:font-size-asian="12pt" style:font-size-complex="12pt"/>
    </style:style>
    <style:style style:name="MT5" style:family="text">
      <style:text-properties fo:color="#ffffff" fo:font-family="Verdana" style:font-family-generic="swiss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33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336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336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2.86cm" svg:height="12.573cm" svg:x="1.27cm" svg:y="4.021cm" presentation:class="outline" presentation:placeholder="true">
        <draw:text-box/>
      </draw:frame>
      <draw:frame presentation:style-name="Mpr1" draw:text-style-name="MP3" draw:layer="backgroundobjects" svg:width="5.927cm" svg:height="1.235cm" svg:x="1.269cm" svg:y="18.211cm" presentation:class="date-time">
        <draw:text-box>
          <text:p/>
        </draw:text-box>
      </draw:frame>
      <draw:frame presentation:style-name="Mpr2" draw:text-style-name="MP4" draw:layer="backgroundobjects" svg:width="6.35cm" svg:height="1.905cm" svg:x="18.415cm" svg:y="0cm" presentation:class="footer">
        <draw:text-box>
          <text:p text:style-name="MP4"><text:span text:style-name="MT2">Projeto I</text:span></text:p>
          <text:p text:style-name="MP4"><text:span text:style-name="MT2">Linux Keylogging</text:span></text:p>
        </draw:text-box>
      </draw:frame>
      <draw:frame presentation:style-name="Mpr3" draw:text-style-name="MP5" draw:layer="backgroundobjects" svg:width="5.927cm" svg:height="0.684cm" svg:x="19.05cm" svg:y="18.366cm" presentation:class="page-number">
        <draw:text-box>
          <text:p text:style-name="MP5"><text:span text:style-name="MT3"><text:page-number>&lt;number&gt;</text:page-number></text:span><text:span text:style-name="MT3"><text:page-number>&lt;number&gt;</text:page-number></text:span></text:p>
        </draw:text-box>
      </draw:frame>
      <draw:frame presentation:style-name="Default-title" draw:layer="backgroundobjects" svg:width="21.378cm" svg:height="1.615cm" svg:x="1.27cm" svg:y="1.457cm" presentation:class="title" presentation:placeholder="true">
        <draw:text-box/>
      </draw:frame>
      <draw:g>
        <draw:line draw:style-name="Mgr3" draw:text-style-name="MP6" draw:layer="backgroundobjects" svg:x1="19.684cm" svg:y1="3.175cm" svg:x2="-0.001cm" svg:y2="3.175cm">
          <text:p/>
        </draw:line>
        <draw:line draw:style-name="Mgr4" draw:text-style-name="MP6" draw:layer="backgroundobjects" svg:x1="0cm" svg:y1="3.237cm" svg:x2="8.678cm" svg:y2="3.237cm">
          <text:p/>
        </draw:line>
      </draw:g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16.721cm" svg:height="2.969cm" svg:x="7.831cm" svg:y="8.694cm" presentation:class="title" presentation:placeholder="true">
        <draw:text-box/>
      </draw:frame>
      <draw:frame presentation:style-name="Mpr4" draw:text-style-name="MP7" draw:layer="backgroundobjects" svg:width="5.927cm" svg:height="0.768cm" svg:x="1.269cm" svg:y="17.991cm" presentation:class="date-time">
        <draw:text-box>
          <text:p text:style-name="MP7"><text:span text:style-name="MT4"><presentation:date-time/></text:span></text:p>
        </draw:text-box>
      </draw:frame>
      <draw:frame presentation:style-name="Mpr5" draw:text-style-name="MP8" draw:layer="backgroundobjects" svg:width="8.044cm" svg:height="0.768cm" svg:x="8.678cm" svg:y="17.991cm" presentation:class="footer">
        <draw:text-box>
          <text:p text:style-name="MP8"><text:span text:style-name="MT4"><presentation:footer/></text:span></text:p>
        </draw:text-box>
      </draw:frame>
      <draw:frame presentation:style-name="Mpr6" draw:text-style-name="MP8" draw:layer="backgroundobjects" svg:width="5.927cm" svg:height="0.768cm" svg:x="18.202cm" svg:y="17.991cm" presentation:class="page-number">
        <draw:text-box>
          <text:p text:style-name="MP8"><text:span text:style-name="MT4"><text:page-number>&lt;number&gt;</text:page-number></text:span></text:p>
        </draw:text-box>
      </draw:frame>
      <draw:custom-shape draw:style-name="Mgr5" draw:text-style-name="MP10" draw:layer="backgroundobjects" svg:width="4.269cm" svg:height="1.29cm" svg:x="20.108cm" svg:y="0cm">
        <text:p text:style-name="MP9"><text:span text:style-name="MT5">SSC141</text:span></text:p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Template</dc:title>
    <meta:creation-date>2009-09-01T18:56:11</meta:creation-date>
    <meta:editing-cycles>44</meta:editing-cycles>
    <meta:editing-duration>PT13H44M17S</meta:editing-duration>
    <meta:generator>NeoOffice/3.0$Unix OpenOffice.org_project/Patch 0</meta:generator>
    <dc:date>2009-09-02T14:48:17</dc:date>
    <meta:document-statistic meta:object-count="162"/>
    <meta:user-defined meta:name="Info 1"/>
    <meta:user-defined meta:name="Info 2"/>
    <meta:user-defined meta:name="Info 3"/>
    <meta:user-defined meta:name="Info 4"/>
  </office:meta>
</office:document-meta>
</file>